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34672" calcext:value-type="float">
            <text:p>164.6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96" calcext:value-type="float">
            <text:p>164.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0832" calcext:value-type="float">
            <text:p>164.3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292" calcext:value-type="float">
            <text:p>164.3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864" calcext:value-type="float">
            <text:p>164.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1376" calcext:value-type="float">
            <text:p>164.1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004" calcext:value-type="float">
            <text:p>164.1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056" calcext:value-type="float">
            <text:p>164.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86" calcext:value-type="float">
            <text:p>164.0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0752" calcext:value-type="float">
            <text:p>163.7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3008" calcext:value-type="float">
            <text:p>163.5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7872" calcext:value-type="float">
            <text:p>163.5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5136" calcext:value-type="float">
            <text:p>163.7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62" calcext:value-type="float">
            <text:p>163.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7472" calcext:value-type="float">
            <text:p>164.1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6912" calcext:value-type="float">
            <text:p>163.5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0008" calcext:value-type="float">
            <text:p>162.3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1864" calcext:value-type="float">
            <text:p>162.7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4704" calcext:value-type="float">
            <text:p>162.6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8776" calcext:value-type="float">
            <text:p>162.4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2888" calcext:value-type="float">
            <text:p>162.5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4224" calcext:value-type="float">
            <text:p>162.5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1072" calcext:value-type="float">
            <text:p>162.5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072" calcext:value-type="float">
            <text:p>161.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104" calcext:value-type="float">
            <text:p>160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496" calcext:value-type="float">
            <text:p>161.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10-2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3104" calcext:value-type="float">
            <text:p>161.2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0784" calcext:value-type="float">
            <text:p>161.7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5884" calcext:value-type="float">
            <text:p>158.3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1392" calcext:value-type="float">
            <text:p>161.2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98992" calcext:value-type="float">
            <text:p>161.0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9192" calcext:value-type="float">
            <text:p>158.8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2752" calcext:value-type="float">
            <text:p>160.7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6008" calcext:value-type="float">
            <text:p>160.8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1936" calcext:value-type="float">
            <text:p>161.0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3632" calcext:value-type="float">
            <text:p>160.1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2168" calcext:value-type="float">
            <text:p>160.6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82896" calcext:value-type="float">
            <text:p>157.2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15256" calcext:value-type="float">
            <text:p>157.1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012" calcext:value-type="float">
            <text:p>157.1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5664" calcext:value-type="float">
            <text:p>158.8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0048" calcext:value-type="float">
            <text:p>158.8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9296" calcext:value-type="float">
            <text:p>158.9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2272" calcext:value-type="float">
            <text:p>158.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7688" calcext:value-type="float">
            <text:p>159.0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6936" calcext:value-type="float">
            <text:p>159.1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0464" calcext:value-type="float">
            <text:p>159.1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6184" calcext:value-type="float">
            <text:p>159.2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9128" calcext:value-type="float">
            <text:p>159.1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6184" calcext:value-type="float">
            <text:p>159.2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9712" calcext:value-type="float">
            <text:p>159.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3344" calcext:value-type="float">
            <text:p>159.3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5432" calcext:value-type="float">
            <text:p>159.2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6184" calcext:value-type="float">
            <text:p>159.2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132" calcext:value-type="float">
            <text:p>159.1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10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1528" calcext:value-type="float">
            <text:p>159.2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9128" calcext:value-type="float">
            <text:p>159.1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6352" calcext:value-type="float">
            <text:p>159.0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8088" calcext:value-type="float">
            <text:p>158.4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3648" calcext:value-type="float">
            <text:p>157.2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98848" calcext:value-type="float">
            <text:p>156.8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64736" calcext:value-type="float">
            <text:p>156.7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94048" calcext:value-type="float">
            <text:p>156.5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6908" calcext:value-type="float">
            <text:p>156.4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8496" calcext:value-type="float">
            <text:p>156.3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56304" calcext:value-type="float">
            <text:p>156.3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144" calcext:value-type="float">
            <text:p>156.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76472" calcext:value-type="float">
            <text:p>156.1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39312" calcext:value-type="float">
            <text:p>156.0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3592" calcext:value-type="float">
            <text:p>155.9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5092" calcext:value-type="float">
            <text:p>155.9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38728" calcext:value-type="float">
            <text:p>155.9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052" calcext:value-type="float">
            <text:p>155.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63696" calcext:value-type="float">
            <text:p>156.0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80816" calcext:value-type="float">
            <text:p>155.8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72256" calcext:value-type="float">
            <text:p>155.9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79008" calcext:value-type="float">
            <text:p>158.1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42432" calcext:value-type="float">
            <text:p>158.1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00344" calcext:value-type="float">
            <text:p>158.2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2168" calcext:value-type="float">
            <text:p>158.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33872" calcext:value-type="float">
            <text:p>158.2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674" calcext:value-type="float">
            <text:p>158.2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55208" calcext:value-type="float">
            <text:p>158.2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79592" calcext:value-type="float">
            <text:p>158.2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1312" calcext:value-type="float">
            <text:p>158.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6648" calcext:value-type="float">
            <text:p>158.3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6648" calcext:value-type="float">
            <text:p>158.3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1032" calcext:value-type="float">
            <text:p>158.3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1032" calcext:value-type="float">
            <text:p>158.3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6648" calcext:value-type="float">
            <text:p>158.3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25312" calcext:value-type="float">
            <text:p>158.3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34456" calcext:value-type="float">
            <text:p>158.3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34456" calcext:value-type="float">
            <text:p>158.3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34456" calcext:value-type="float">
            <text:p>158.3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3704" calcext:value-type="float">
            <text:p>158.4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1032" calcext:value-type="float">
            <text:p>158.3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05144" calcext:value-type="float">
            <text:p>158.5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722" calcext:value-type="float">
            <text:p>158.5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0864" calcext:value-type="float">
            <text:p>158.5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0112" calcext:value-type="float">
            <text:p>158.6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2304" calcext:value-type="float">
            <text:p>158.6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2304" calcext:value-type="float">
            <text:p>158.6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0696" calcext:value-type="float">
            <text:p>158.7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6416" calcext:value-type="float">
            <text:p>158.7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3472" calcext:value-type="float">
            <text:p>158.8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3576" calcext:value-type="float">
            <text:p>158.9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4912" calcext:value-type="float">
            <text:p>158.9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0632" calcext:value-type="float">
            <text:p>158.9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5496" calcext:value-type="float">
            <text:p>159.0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6936" calcext:value-type="float">
            <text:p>159.1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3408" calcext:value-type="float">
            <text:p>159.0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9128" calcext:value-type="float">
            <text:p>159.1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3992" calcext:value-type="float">
            <text:p>159.1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10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468" calcext:value-type="float">
            <text:p>159.3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708" calcext:value-type="float">
            <text:p>159.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136" calcext:value-type="float">
            <text:p>159.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6496" calcext:value-type="float">
            <text:p>159.4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6392" calcext:value-type="float">
            <text:p>159.3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0672" calcext:value-type="float">
            <text:p>159.3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3032" calcext:value-type="float">
            <text:p>159.1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512" calcext:value-type="float">
            <text:p>159.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0152" calcext:value-type="float">
            <text:p>158.9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28816" calcext:value-type="float">
            <text:p>158.9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48984" calcext:value-type="float">
            <text:p>158.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3264" calcext:value-type="float">
            <text:p>158.7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15456" calcext:value-type="float">
            <text:p>158.7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888" calcext:value-type="float">
            <text:p>158.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15456" calcext:value-type="float">
            <text:p>158.7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3264" calcext:value-type="float">
            <text:p>158.7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888" calcext:value-type="float">
            <text:p>158.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15456" calcext:value-type="float">
            <text:p>158.7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91656" calcext:value-type="float">
            <text:p>158.7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3848" calcext:value-type="float">
            <text:p>158.8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3096" calcext:value-type="float">
            <text:p>158.8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28816" calcext:value-type="float">
            <text:p>158.9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0152" calcext:value-type="float">
            <text:p>158.9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5872" calcext:value-type="float">
            <text:p>158.9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5872" calcext:value-type="float">
            <text:p>158.9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2344" calcext:value-type="float">
            <text:p>158.9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5976" calcext:value-type="float">
            <text:p>159.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0256" calcext:value-type="float">
            <text:p>159.0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9504" calcext:value-type="float">
            <text:p>159.0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3784" calcext:value-type="float">
            <text:p>159.0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0256" calcext:value-type="float">
            <text:p>159.0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5976" calcext:value-type="float">
            <text:p>159.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94" calcext:value-type="float">
            <text:p>159.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94" calcext:value-type="float">
            <text:p>159.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7312" calcext:value-type="float">
            <text:p>159.0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8648" calcext:value-type="float">
            <text:p>159.1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5224" calcext:value-type="float">
            <text:p>159.1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5224" calcext:value-type="float">
            <text:p>159.1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0088" calcext:value-type="float">
            <text:p>159.2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0088" calcext:value-type="float">
            <text:p>159.2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7896" calcext:value-type="float">
            <text:p>159.1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0088" calcext:value-type="float">
            <text:p>159.2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10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848" calcext:value-type="float">
            <text:p>159.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1424" calcext:value-type="float">
            <text:p>159.2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7896" calcext:value-type="float">
            <text:p>159.1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3032" calcext:value-type="float">
            <text:p>159.1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9504" calcext:value-type="float">
            <text:p>159.0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9504" calcext:value-type="float">
            <text:p>159.0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512" calcext:value-type="float">
            <text:p>159.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6624" calcext:value-type="float">
            <text:p>158.9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6624" calcext:value-type="float">
            <text:p>158.9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224" calcext:value-type="float">
            <text:p>158.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0904" calcext:value-type="float">
            <text:p>158.8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3848" calcext:value-type="float">
            <text:p>158.8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6792" calcext:value-type="float">
            <text:p>158.7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69736" calcext:value-type="float">
            <text:p>158.6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90488" calcext:value-type="float">
            <text:p>158.5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696" calcext:value-type="float">
            <text:p>158.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7712" calcext:value-type="float">
            <text:p>158.4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98" calcext:value-type="float">
            <text:p>158.4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98" calcext:value-type="float">
            <text:p>158.4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3328" calcext:value-type="float">
            <text:p>158.4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3328" calcext:value-type="float">
            <text:p>158.4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7608" calcext:value-type="float">
            <text:p>158.4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3328" calcext:value-type="float">
            <text:p>158.4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7712" calcext:value-type="float">
            <text:p>158.4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9048" calcext:value-type="float">
            <text:p>158.4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1124" calcext:value-type="float">
            <text:p>158.5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6104" calcext:value-type="float">
            <text:p>158.5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6104" calcext:value-type="float">
            <text:p>158.5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78296" calcext:value-type="float">
            <text:p>158.5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90488" calcext:value-type="float">
            <text:p>158.5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6208" calcext:value-type="float">
            <text:p>158.6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7544" calcext:value-type="float">
            <text:p>158.6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3264" calcext:value-type="float">
            <text:p>158.7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1604" calcext:value-type="float">
            <text:p>158.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91656" calcext:value-type="float">
            <text:p>158.7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5288" calcext:value-type="float">
            <text:p>158.8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5288" calcext:value-type="float">
            <text:p>158.8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32" calcext:value-type="float">
            <text:p>158.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4536" calcext:value-type="float">
            <text:p>158.9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0256" calcext:value-type="float">
            <text:p>159.0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084" calcext:value-type="float">
            <text:p>159.1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5224" calcext:value-type="float">
            <text:p>159.1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3032" calcext:value-type="float">
            <text:p>159.1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084" calcext:value-type="float">
            <text:p>159.1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6248" calcext:value-type="float">
            <text:p>158.9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4056" calcext:value-type="float">
            <text:p>158.9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5392" calcext:value-type="float">
            <text:p>158.9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0528" calcext:value-type="float">
            <text:p>158.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6248" calcext:value-type="float">
            <text:p>158.9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9672" calcext:value-type="float">
            <text:p>158.9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1864" calcext:value-type="float">
            <text:p>158.9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9672" calcext:value-type="float">
            <text:p>158.9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9856" calcext:value-type="float">
            <text:p>159.6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9856" calcext:value-type="float">
            <text:p>159.6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2632" calcext:value-type="float">
            <text:p>159.7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1024" calcext:value-type="float">
            <text:p>159.8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0272" calcext:value-type="float">
            <text:p>159.9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8936" calcext:value-type="float">
            <text:p>159.8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8664" calcext:value-type="float">
            <text:p>159.9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4384" calcext:value-type="float">
            <text:p>160.0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6576" calcext:value-type="float">
            <text:p>160.0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2296" calcext:value-type="float">
            <text:p>160.1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052" calcext:value-type="float">
            <text:p>160.3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4048" calcext:value-type="float">
            <text:p>160.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6992" calcext:value-type="float">
            <text:p>160.3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4632" calcext:value-type="float">
            <text:p>160.5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816" calcext:value-type="float">
            <text:p>160.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7408" calcext:value-type="float">
            <text:p>160.6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6072" calcext:value-type="float">
            <text:p>160.5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3128" calcext:value-type="float">
            <text:p>160.6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372" calcext:value-type="float">
            <text:p>159.3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372" calcext:value-type="float">
            <text:p>159.3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2968" calcext:value-type="float">
            <text:p>159.3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372" calcext:value-type="float">
            <text:p>159.3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516" calcext:value-type="float">
            <text:p>159.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8688" calcext:value-type="float">
            <text:p>159.4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62216" calcext:value-type="float">
            <text:p>159.4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708" calcext:value-type="float">
            <text:p>159.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852" calcext:value-type="float">
            <text:p>159.6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896" calcext:value-type="float">
            <text:p>159.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5432" calcext:value-type="float">
            <text:p>159.2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0736" calcext:value-type="float">
            <text:p>159.0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8544" calcext:value-type="float">
            <text:p>159.0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8544" calcext:value-type="float">
            <text:p>159.0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7792" calcext:value-type="float">
            <text:p>159.1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2928" calcext:value-type="float">
            <text:p>159.0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1072" calcext:value-type="float">
            <text:p>158.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888" calcext:value-type="float">
            <text:p>158.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888" calcext:value-type="float">
            <text:p>158.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7544" calcext:value-type="float">
            <text:p>158.6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69736" calcext:value-type="float">
            <text:p>158.6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6208" calcext:value-type="float">
            <text:p>158.6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1824" calcext:value-type="float">
            <text:p>158.6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0268" calcext:value-type="float">
            <text:p>158.6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24016" calcext:value-type="float">
            <text:p>158.6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08776" calcext:value-type="float">
            <text:p>158.6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626" calcext:value-type="float">
            <text:p>157.9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7596" calcext:value-type="float">
            <text:p>158.1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7712" calcext:value-type="float">
            <text:p>158.4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6792" calcext:value-type="float">
            <text:p>158.7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08776" calcext:value-type="float">
            <text:p>158.6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99632" calcext:value-type="float">
            <text:p>158.5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888" calcext:value-type="float">
            <text:p>158.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5352" calcext:value-type="float">
            <text:p>158.6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88024" calcext:value-type="float">
            <text:p>158.6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3744" calcext:value-type="float">
            <text:p>158.7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88024" calcext:value-type="float">
            <text:p>158.6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42888" calcext:value-type="float">
            <text:p>158.7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0216" calcext:value-type="float">
            <text:p>158.7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1552" calcext:value-type="float">
            <text:p>158.7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67272" calcext:value-type="float">
            <text:p>158.7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9944" calcext:value-type="float">
            <text:p>158.8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22136" calcext:value-type="float">
            <text:p>158.8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8608" calcext:value-type="float">
            <text:p>158.7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3472" calcext:value-type="float">
            <text:p>158.8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0528" calcext:value-type="float">
            <text:p>158.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5664" calcext:value-type="float">
            <text:p>158.8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4912" calcext:value-type="float">
            <text:p>158.9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0632" calcext:value-type="float">
            <text:p>158.9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0632" calcext:value-type="float">
            <text:p>158.9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3304" calcext:value-type="float">
            <text:p>159.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7688" calcext:value-type="float">
            <text:p>159.0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9024" calcext:value-type="float">
            <text:p>159.0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036" calcext:value-type="float">
            <text:p>159.0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7416" calcext:value-type="float">
            <text:p>159.1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9608" calcext:value-type="float">
            <text:p>159.1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4472" calcext:value-type="float">
            <text:p>159.2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3136" calcext:value-type="float">
            <text:p>159.2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18" calcext:value-type="float">
            <text:p>159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18" calcext:value-type="float">
            <text:p>159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9608" calcext:value-type="float">
            <text:p>159.1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9608" calcext:value-type="float">
            <text:p>159.1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0944" calcext:value-type="float">
            <text:p>159.1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3888" calcext:value-type="float">
            <text:p>159.1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7416" calcext:value-type="float">
            <text:p>159.1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8272" calcext:value-type="float">
            <text:p>159.1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18" calcext:value-type="float">
            <text:p>159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2552" calcext:value-type="float">
            <text:p>159.1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1216" calcext:value-type="float">
            <text:p>159.0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0632" calcext:value-type="float">
            <text:p>158.9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0528" calcext:value-type="float">
            <text:p>158.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37504" calcext:value-type="float">
            <text:p>158.3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03976" calcext:value-type="float">
            <text:p>158.3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75376" calcext:value-type="float">
            <text:p>158.0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97552" calcext:value-type="float">
            <text:p>157.1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06112" calcext:value-type="float">
            <text:p>157.1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7448" calcext:value-type="float">
            <text:p>157.1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18304" calcext:value-type="float">
            <text:p>157.1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60392" calcext:value-type="float">
            <text:p>157.0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60392" calcext:value-type="float">
            <text:p>157.0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60392" calcext:value-type="float">
            <text:p>157.0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9392" calcext:value-type="float">
            <text:p>157.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3296" calcext:value-type="float">
            <text:p>157.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60392" calcext:value-type="float">
            <text:p>157.0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72584" calcext:value-type="float">
            <text:p>157.0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06112" calcext:value-type="float">
            <text:p>157.1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3964" calcext:value-type="float">
            <text:p>157.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8536" calcext:value-type="float">
            <text:p>157.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3964" calcext:value-type="float">
            <text:p>157.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8536" calcext:value-type="float">
            <text:p>157.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3168" calcext:value-type="float">
            <text:p>157.1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51832" calcext:value-type="float">
            <text:p>157.1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3168" calcext:value-type="float">
            <text:p>157.1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3964" calcext:value-type="float">
            <text:p>157.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6696" calcext:value-type="float">
            <text:p>157.2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3168" calcext:value-type="float">
            <text:p>157.1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8536" calcext:value-type="float">
            <text:p>157.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64608" calcext:value-type="float">
            <text:p>157.2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85944" calcext:value-type="float">
            <text:p>157.2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64608" calcext:value-type="float">
            <text:p>157.2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52416" calcext:value-type="float">
            <text:p>157.2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43856" calcext:value-type="float">
            <text:p>157.3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40224" calcext:value-type="float">
            <text:p>157.2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40224" calcext:value-type="float">
            <text:p>157.2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53" calcext:value-type="float">
            <text:p>157.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68" calcext:value-type="float">
            <text:p>157.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8136" calcext:value-type="float">
            <text:p>157.2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1664" calcext:value-type="float">
            <text:p>157.3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9472" calcext:value-type="float">
            <text:p>157.3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0728" calcext:value-type="float">
            <text:p>157.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85944" calcext:value-type="float">
            <text:p>157.2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43856" calcext:value-type="float">
            <text:p>157.3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0328" calcext:value-type="float">
            <text:p>157.3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68" calcext:value-type="float">
            <text:p>157.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0728" calcext:value-type="float">
            <text:p>157.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8136" calcext:value-type="float">
            <text:p>157.2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8136" calcext:value-type="float">
            <text:p>157.2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0328" calcext:value-type="float">
            <text:p>157.3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9472" calcext:value-type="float">
            <text:p>157.3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8136" calcext:value-type="float">
            <text:p>157.2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68" calcext:value-type="float">
            <text:p>157.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68" calcext:value-type="float">
            <text:p>157.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40224" calcext:value-type="float">
            <text:p>157.2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3108" calcext:value-type="float">
            <text:p>157.2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8536" calcext:value-type="float">
            <text:p>157.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3168" calcext:value-type="float">
            <text:p>157.1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7448" calcext:value-type="float">
            <text:p>157.1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72584" calcext:value-type="float">
            <text:p>157.0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26864" calcext:value-type="float">
            <text:p>157.0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81144" calcext:value-type="float">
            <text:p>156.9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01896" calcext:value-type="float">
            <text:p>156.9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47032" calcext:value-type="float">
            <text:p>156.8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47032" calcext:value-type="float">
            <text:p>156.8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8912" calcext:value-type="float">
            <text:p>156.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01312" calcext:value-type="float">
            <text:p>156.8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79976" calcext:value-type="float">
            <text:p>156.7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00728" calcext:value-type="float">
            <text:p>156.7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55008" calcext:value-type="float">
            <text:p>156.6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624" calcext:value-type="float">
            <text:p>156.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9288" calcext:value-type="float">
            <text:p>156.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0144" calcext:value-type="float">
            <text:p>156.6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9288" calcext:value-type="float">
            <text:p>156.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87952" calcext:value-type="float">
            <text:p>156.5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0144" calcext:value-type="float">
            <text:p>156.6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2148" calcext:value-type="float">
            <text:p>156.6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3672" calcext:value-type="float">
            <text:p>156.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87952" calcext:value-type="float">
            <text:p>156.5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42816" calcext:value-type="float">
            <text:p>156.6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9288" calcext:value-type="float">
            <text:p>156.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2148" calcext:value-type="float">
            <text:p>156.6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87952" calcext:value-type="float">
            <text:p>156.5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09288" calcext:value-type="float">
            <text:p>156.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7576" calcext:value-type="float">
            <text:p>156.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08704" calcext:value-type="float">
            <text:p>156.5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0792" calcext:value-type="float">
            <text:p>156.4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0792" calcext:value-type="float">
            <text:p>156.4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0812" calcext:value-type="float">
            <text:p>156.4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28872" calcext:value-type="float">
            <text:p>156.3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38016" calcext:value-type="float">
            <text:p>156.3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3192" calcext:value-type="float">
            <text:p>156.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4488" calcext:value-type="float">
            <text:p>156.3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1668" calcext:value-type="float">
            <text:p>156.3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1668" calcext:value-type="float">
            <text:p>156.3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95928" calcext:value-type="float">
            <text:p>156.3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74592" calcext:value-type="float">
            <text:p>156.3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1648" calcext:value-type="float">
            <text:p>156.4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1648" calcext:value-type="float">
            <text:p>156.4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83736" calcext:value-type="float">
            <text:p>156.3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54424" calcext:value-type="float">
            <text:p>156.5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1292" calcext:value-type="float">
            <text:p>156.7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1292" calcext:value-type="float">
            <text:p>156.7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5592" calcext:value-type="float">
            <text:p>156.7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1292" calcext:value-type="float">
            <text:p>156.7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864" calcext:value-type="float">
            <text:p>156.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5592" calcext:value-type="float">
            <text:p>156.7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25696" calcext:value-type="float">
            <text:p>156.8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79976" calcext:value-type="float">
            <text:p>156.7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3484" calcext:value-type="float">
            <text:p>156.8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01312" calcext:value-type="float">
            <text:p>156.8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5592" calcext:value-type="float">
            <text:p>156.7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01312" calcext:value-type="float">
            <text:p>156.8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01312" calcext:value-type="float">
            <text:p>156.8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79976" calcext:value-type="float">
            <text:p>156.7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79976" calcext:value-type="float">
            <text:p>156.7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8912" calcext:value-type="float">
            <text:p>156.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01312" calcext:value-type="float">
            <text:p>156.8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47032" calcext:value-type="float">
            <text:p>156.8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59224" calcext:value-type="float">
            <text:p>156.8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14088" calcext:value-type="float">
            <text:p>156.9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2816" calcext:value-type="float">
            <text:p>156.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144" calcext:value-type="float">
            <text:p>156.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6616" calcext:value-type="float">
            <text:p>155.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05912" calcext:value-type="float">
            <text:p>155.5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0896" calcext:value-type="float">
            <text:p>155.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5056" calcext:value-type="float">
            <text:p>155.5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21152" calcext:value-type="float">
            <text:p>155.5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3928" calcext:value-type="float">
            <text:p>155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3928" calcext:value-type="float">
            <text:p>155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1736" calcext:value-type="float">
            <text:p>155.6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3928" calcext:value-type="float">
            <text:p>155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3928" calcext:value-type="float">
            <text:p>155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3928" calcext:value-type="float">
            <text:p>155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6136" calcext:value-type="float">
            <text:p>155.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696" calcext:value-type="float">
            <text:p>154.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3248" calcext:value-type="float">
            <text:p>154.0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4312" calcext:value-type="float">
            <text:p>154.1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1056" calcext:value-type="float">
            <text:p>153.9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1536" calcext:value-type="float">
            <text:p>154.0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5648" calcext:value-type="float">
            <text:p>154.1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648" calcext:value-type="float">
            <text:p>154.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5648" calcext:value-type="float">
            <text:p>154.1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1536" calcext:value-type="float">
            <text:p>154.0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3248" calcext:value-type="float">
            <text:p>154.0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9824" calcext:value-type="float">
            <text:p>154.0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688" calcext:value-type="float">
            <text:p>154.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5648" calcext:value-type="float">
            <text:p>154.1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8968" calcext:value-type="float">
            <text:p>154.0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64792" calcext:value-type="float">
            <text:p>154.1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736" calcext:value-type="float">
            <text:p>154.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9824" calcext:value-type="float">
            <text:p>154.0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3248" calcext:value-type="float">
            <text:p>154.0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88592" calcext:value-type="float">
            <text:p>154.0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6024" calcext:value-type="float">
            <text:p>154.1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2456" calcext:value-type="float">
            <text:p>153.7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688" calcext:value-type="float">
            <text:p>154.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3464" calcext:value-type="float">
            <text:p>155.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0384" calcext:value-type="float">
            <text:p>154.7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98064" calcext:value-type="float">
            <text:p>155.1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8976" calcext:value-type="float">
            <text:p>154.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2224" calcext:value-type="float">
            <text:p>154.1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88" calcext:value-type="float">
            <text:p>154.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2224" calcext:value-type="float">
            <text:p>154.1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2224" calcext:value-type="float">
            <text:p>154.1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832" calcext:value-type="float">
            <text:p>154.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88" calcext:value-type="float">
            <text:p>154.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308" calcext:value-type="float">
            <text:p>154.1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9072" calcext:value-type="float">
            <text:p>154.1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26" calcext:value-type="float">
            <text:p>154.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8304" calcext:value-type="float">
            <text:p>153.3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84504" calcext:value-type="float">
            <text:p>153.3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06" calcext:value-type="float">
            <text:p>153.3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48512" calcext:value-type="float">
            <text:p>153.4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012" calcext:value-type="float">
            <text:p>153.3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81456" calcext:value-type="float">
            <text:p>153.3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9264" calcext:value-type="float">
            <text:p>153.3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74776" calcext:value-type="float">
            <text:p>153.2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86968" calcext:value-type="float">
            <text:p>153.2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2584" calcext:value-type="float">
            <text:p>153.2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3336" calcext:value-type="float">
            <text:p>153.1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676" calcext:value-type="float">
            <text:p>153.1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7992" calcext:value-type="float">
            <text:p>153.0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008" calcext:value-type="float">
            <text:p>153.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968" calcext:value-type="float">
            <text:p>153.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668" calcext:value-type="float">
            <text:p>153.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248" calcext:value-type="float">
            <text:p>153.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5824" calcext:value-type="float">
            <text:p>153.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624" calcext:value-type="float">
            <text:p>152.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2816" calcext:value-type="float">
            <text:p>152.8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052" calcext:value-type="float">
            <text:p>152.7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8912" calcext:value-type="float">
            <text:p>152.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8912" calcext:value-type="float">
            <text:p>152.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9728" calcext:value-type="float">
            <text:p>153.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8912" calcext:value-type="float">
            <text:p>152.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8912" calcext:value-type="float">
            <text:p>152.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6448" calcext:value-type="float">
            <text:p>152.9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4256" calcext:value-type="float">
            <text:p>152.9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4632" calcext:value-type="float">
            <text:p>152.8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388" calcext:value-type="float">
            <text:p>152.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5824" calcext:value-type="float">
            <text:p>153.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6928" calcext:value-type="float">
            <text:p>152.9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8264" calcext:value-type="float">
            <text:p>152.9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9704" calcext:value-type="float">
            <text:p>153.0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7888" calcext:value-type="float">
            <text:p>153.0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2648" calcext:value-type="float">
            <text:p>153.0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056" calcext:value-type="float">
            <text:p>153.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436" calcext:value-type="float">
            <text:p>152.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9704" calcext:value-type="float">
            <text:p>153.0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6176" calcext:value-type="float">
            <text:p>153.0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3608" calcext:value-type="float">
            <text:p>153.0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152" calcext:value-type="float">
            <text:p>153.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3128" calcext:value-type="float">
            <text:p>153.0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7408" calcext:value-type="float">
            <text:p>152.9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2648" calcext:value-type="float">
            <text:p>153.0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34" calcext:value-type="float">
            <text:p>152.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6928" calcext:value-type="float">
            <text:p>152.9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9496" calcext:value-type="float">
            <text:p>152.9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3" calcext:value-type="float">
            <text:p>153.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6344" calcext:value-type="float">
            <text:p>152.8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1856" calcext:value-type="float">
            <text:p>152.7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1856" calcext:value-type="float">
            <text:p>152.7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286" calcext:value-type="float">
            <text:p>152.6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6784" calcext:value-type="float">
            <text:p>152.5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1064" calcext:value-type="float">
            <text:p>152.5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7808" calcext:value-type="float">
            <text:p>152.3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0752" calcext:value-type="float">
            <text:p>152.3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14" calcext:value-type="float">
            <text:p>152.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62256" calcext:value-type="float">
            <text:p>152.1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4344" calcext:value-type="float">
            <text:p>152.1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2152" calcext:value-type="float">
            <text:p>152.0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6056" calcext:value-type="float">
            <text:p>152.0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0712" calcext:value-type="float">
            <text:p>152.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0816" calcext:value-type="float">
            <text:p>152.0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8144" calcext:value-type="float">
            <text:p>152.0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2048" calcext:value-type="float">
            <text:p>152.0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82424" calcext:value-type="float">
            <text:p>151.9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0712" calcext:value-type="float">
            <text:p>152.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328" calcext:value-type="float">
            <text:p>151.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4616" calcext:value-type="float">
            <text:p>151.9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0128" calcext:value-type="float">
            <text:p>151.9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7936" calcext:value-type="float">
            <text:p>151.8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8312" calcext:value-type="float">
            <text:p>151.8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2696" calcext:value-type="float">
            <text:p>151.8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7936" calcext:value-type="float">
            <text:p>151.8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2216" calcext:value-type="float">
            <text:p>151.8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088" calcext:value-type="float">
            <text:p>151.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2216" calcext:value-type="float">
            <text:p>151.8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8792" calcext:value-type="float">
            <text:p>151.8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088" calcext:value-type="float">
            <text:p>151.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3552" calcext:value-type="float">
            <text:p>151.8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4408" calcext:value-type="float">
            <text:p>151.8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6496" calcext:value-type="float">
            <text:p>151.7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516" calcext:value-type="float">
            <text:p>151.7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9168" calcext:value-type="float">
            <text:p>151.8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1632" calcext:value-type="float">
            <text:p>151.7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9816" calcext:value-type="float">
            <text:p>151.6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6392" calcext:value-type="float">
            <text:p>151.7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7352" calcext:value-type="float">
            <text:p>151.7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848" calcext:value-type="float">
            <text:p>151.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8584" calcext:value-type="float">
            <text:p>151.7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2488" calcext:value-type="float">
            <text:p>151.7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5432" calcext:value-type="float">
            <text:p>151.6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11152" calcext:value-type="float">
            <text:p>151.7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7896" calcext:value-type="float">
            <text:p>151.5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18" calcext:value-type="float">
            <text:p>151.5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8" calcext:value-type="float">
            <text:p>151.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6664" calcext:value-type="float">
            <text:p>151.6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3512" calcext:value-type="float">
            <text:p>151.5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7896" calcext:value-type="float">
            <text:p>151.5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7416" calcext:value-type="float">
            <text:p>151.5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2552" calcext:value-type="float">
            <text:p>151.4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8648" calcext:value-type="float">
            <text:p>151.4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97792" calcext:value-type="float">
            <text:p>151.4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8168" calcext:value-type="float">
            <text:p>151.4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6456" calcext:value-type="float">
            <text:p>151.4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2072" calcext:value-type="float">
            <text:p>151.4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36832" calcext:value-type="float">
            <text:p>151.4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54536" calcext:value-type="float">
            <text:p>151.3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57584" calcext:value-type="float">
            <text:p>151.3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7104" calcext:value-type="float">
            <text:p>151.3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7104" calcext:value-type="float">
            <text:p>151.3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1008" calcext:value-type="float">
            <text:p>151.3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8816" calcext:value-type="float">
            <text:p>151.3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6624" calcext:value-type="float">
            <text:p>151.2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6144" calcext:value-type="float">
            <text:p>151.2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0048" calcext:value-type="float">
            <text:p>151.2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3848" calcext:value-type="float">
            <text:p>151.1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1656" calcext:value-type="float">
            <text:p>151.1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4704" calcext:value-type="float">
            <text:p>151.1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4224" calcext:value-type="float">
            <text:p>151.1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1072" calcext:value-type="float">
            <text:p>151.0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9256" calcext:value-type="float">
            <text:p>151.0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4392" calcext:value-type="float">
            <text:p>150.9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8152" calcext:value-type="float">
            <text:p>150.5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9008" calcext:value-type="float">
            <text:p>150.5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548" calcext:value-type="float">
            <text:p>150.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1952" calcext:value-type="float">
            <text:p>150.4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4416" calcext:value-type="float">
            <text:p>150.3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0888" calcext:value-type="float">
            <text:p>150.3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356" calcext:value-type="float">
            <text:p>150.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356" calcext:value-type="float">
            <text:p>150.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452" calcext:value-type="float">
            <text:p>150.4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2704" calcext:value-type="float">
            <text:p>150.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1472" calcext:value-type="float">
            <text:p>150.4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452" calcext:value-type="float">
            <text:p>150.4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0136" calcext:value-type="float">
            <text:p>150.4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7088" calcext:value-type="float">
            <text:p>150.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5856" calcext:value-type="float">
            <text:p>150.4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0136" calcext:value-type="float">
            <text:p>150.4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2912" calcext:value-type="float">
            <text:p>150.5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9416" calcext:value-type="float">
            <text:p>151.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0344" calcext:value-type="float">
            <text:p>150.5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8632" calcext:value-type="float">
            <text:p>150.5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176" calcext:value-type="float">
            <text:p>151.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224" calcext:value-type="float">
            <text:p>151.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788" calcext:value-type="float">
            <text:p>150.6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3328" calcext:value-type="float">
            <text:p>150.8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4288" calcext:value-type="float">
            <text:p>150.8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0008" calcext:value-type="float">
            <text:p>150.9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984" calcext:value-type="float">
            <text:p>151.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224" calcext:value-type="float">
            <text:p>151.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8" calcext:value-type="float">
            <text:p>151.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504" calcext:value-type="float">
            <text:p>150.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1101</text:p>
          </table:table-cell>
          <table:table-cell office:value-type="string" calcext:value-type="string">
            <text:p>Headwaters GCD MW#5</text:p>
          </table:table-cell>
          <table:table-cell office:value-type="string" calcext:value-type="string">
            <text:p>200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56" meta:object-count="0"/>
    <meta:user-defined meta:name="AppVersion">3.0</meta:user-defined>
  </office:meta>
</office:document-meta>
</file>